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48f69f1" officeooo:paragraph-rsid="0434b60c"/>
    </style:style>
    <style:style style:name="P2" style:family="paragraph" style:parent-style-name="Standard" style:list-style-name="L1">
      <style:text-properties officeooo:paragraph-rsid="0434b60c"/>
    </style:style>
    <style:style style:name="P3" style:family="paragraph" style:parent-style-name="Standard" style:list-style-name="L1">
      <style:text-properties officeooo:paragraph-rsid="0493da8e"/>
    </style:style>
    <style:style style:name="P4" style:family="paragraph" style:parent-style-name="Standard" style:list-style-name="L1">
      <style:text-properties officeooo:paragraph-rsid="049784db"/>
    </style:style>
    <style:style style:name="P5" style:family="paragraph" style:parent-style-name="Standard" style:list-style-name="L1">
      <style:text-properties officeooo:paragraph-rsid="04994f1f"/>
    </style:style>
    <style:style style:name="P6" style:family="paragraph" style:parent-style-name="Standard" style:list-style-name="L1">
      <style:text-properties officeooo:paragraph-rsid="049b59e1"/>
    </style:style>
    <style:style style:name="P7" style:family="paragraph" style:parent-style-name="Standard" style:list-style-name="L1">
      <style:text-properties officeooo:paragraph-rsid="049d0747"/>
    </style:style>
    <style:style style:name="P8" style:family="paragraph" style:parent-style-name="Standard" style:list-style-name="L1">
      <style:text-properties officeooo:paragraph-rsid="049d5715"/>
    </style:style>
    <style:style style:name="P9" style:family="paragraph" style:parent-style-name="Standard" style:list-style-name="L1">
      <style:text-properties officeooo:paragraph-rsid="0491d892"/>
    </style:style>
    <style:style style:name="P10" style:family="paragraph" style:parent-style-name="Standard" style:list-style-name="L1">
      <style:text-properties officeooo:paragraph-rsid="049dca17"/>
    </style:style>
    <style:style style:name="P11" style:family="paragraph" style:parent-style-name="Standard" style:list-style-name="L1">
      <style:text-properties officeooo:paragraph-rsid="049fc6b7"/>
    </style:style>
    <style:style style:name="P12" style:family="paragraph" style:parent-style-name="Standard" style:list-style-name="L1">
      <style:text-properties officeooo:paragraph-rsid="04a15d00"/>
    </style:style>
    <style:style style:name="P13" style:family="paragraph" style:parent-style-name="Standard" style:list-style-name="L1">
      <style:text-properties officeooo:paragraph-rsid="0492ef23"/>
    </style:style>
    <style:style style:name="P14" style:family="paragraph" style:parent-style-name="Standard" style:list-style-name="L1">
      <style:text-properties officeooo:paragraph-rsid="04a21f51"/>
    </style:style>
    <style:style style:name="P15" style:family="paragraph" style:parent-style-name="Standard" style:list-style-name="L1">
      <style:text-properties officeooo:rsid="0496c4a0" officeooo:paragraph-rsid="0496c4a0"/>
    </style:style>
    <style:style style:name="P16" style:family="paragraph" style:parent-style-name="Standard" style:list-style-name="L1">
      <style:text-properties officeooo:rsid="049d5715" officeooo:paragraph-rsid="049d5715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379f3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43c19a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43aac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4398a3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43dd77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446c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444c42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44829fb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44666c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449739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45a9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44a20b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44a17b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45b83b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45d37d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493da8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4994f1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49aa4e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48f69f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bold" officeooo:rsid="0371e20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1" style:family="text">
      <style:text-properties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2" style:family="text">
      <style:text-properties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6" style:family="text">
      <style:text-properties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7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8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9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2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0074840976800544" text:style-name="L1">
        <text:list-item>
          <text:p text:style-name="P2"><text:span text:style-name="Source_20_Text"><text:span text:style-name="T37">problem stat</text:span></text:span><text:span text:style-name="Source_20_Text"><text:span text:style-name="T38">ement</text:span></text:span></text:p>
          <text:list>
            <text:list-item>
              <text:p text:style-name="P3"><text:span text:style-name="Source_20_Text"><text:span text:style-name="T19">Implement an LRU Cache.</text:span></text:span></text:p>
            </text:list-item>
            <text:list-item>
              <text:p text:style-name="P15"><text:span text:style-name="Source_20_Text"><text:span text:style-name="T7">The state of the cache can be stored on the disk and it can be restored as well,</text:span></text:span></text:p>
            </text:list-item>
          </text:list>
        </text:list-item>
        <text:list-item>
          <text:p text:style-name="P2"><text:span text:style-name="Source_20_Text"><text:span text:style-name="T37">u</text:span></text:span><text:span text:style-name="Source_20_Text"><text:span text:style-name="T39">se cases</text:span></text:span></text:p>
          <text:list>
            <text:list-item>
              <text:p text:style-name="P4"><text:span text:style-name="Source_20_Text"><text:span text:style-name="T2">It is a cache </text:span></text:span><text:span text:style-name="Source_20_Text"><text:span text:style-name="T3">means it maintains key-value pairs</text:span></text:span><text:span text:style-name="Source_20_Text"><text:span text:style-name="T4">,</text:span></text:span></text:p>
            </text:list-item>
            <text:list-item>
              <text:p text:style-name="P5"><text:span text:style-name="Source_20_Text"><text:span text:style-name="T20">It is a cache of fixed size,</text:span></text:span></text:p>
            </text:list-item>
            <text:list-item>
              <text:p text:style-name="P4"><text:span text:style-name="Source_20_Text"><text:span text:style-name="T5">Least recently </text:span></text:span><text:span text:style-name="Source_20_Text"><text:span text:style-name="T6">accessed key-value pair should be removed from the cache </text:span></text:span><text:span text:style-name="Source_20_Text"><text:span text:style-name="T21">automatically</text:span></text:span><text:span text:style-name="Source_20_Text"><text:span text:style-name="T5">,</text:span></text:span></text:p>
            </text:list-item>
            <text:list-item>
              <text:p text:style-name="P6"><text:span text:style-name="Source_20_Text"><text:span text:style-name="T7">cache can be back up in the file system,</text:span></text:span></text:p>
            </text:list-item>
            <text:list-item>
              <text:p text:style-name="P6"><text:span text:style-name="Source_20_Text"><text:span text:style-name="T7">cache can be restored from the file system,</text:span></text:span></text:p>
            </text:list-item>
          </text:list>
        </text:list-item>
        <text:list-item>
          <text:p text:style-name="P7"><text:span text:style-name="Source_20_Text"><text:span text:style-name="T39">identifying objects:</text:span></text:span><text:span text:style-name="Source_20_Text"><text:span text:style-name="T1"> </text:span></text:span><text:span text:style-name="Source_20_Text"><text:span text:style-name="T8">After looking at use-cases, objects could be the following:</text:span></text:span></text:p>
          <text:list>
            <text:list-item>
              <text:p text:style-name="P8"><text:span text:style-name="Source_20_Text"><text:span text:style-name="T9">Entity objects</text:span></text:span><text:span text:style-name="Source_20_Text"><text:span text:style-name="T8">: </text:span></text:span><text:span text:style-name="Source_20_Text"><text:span text:style-name="T10">Node</text:span></text:span><text:span text:style-name="Source_20_Text"><text:span text:style-name="T8">, </text:span></text:span><text:span text:style-name="Source_20_Text"><text:span text:style-name="T10">DoublyLinkedList, Cache,</text:span></text:span></text:p>
            </text:list-item>
            <text:list-item>
              <text:p text:style-name="P16"><text:span text:style-name="Source_20_Text"><text:span text:style-name="T9">Behavioural objecs</text:span></text:span><text:span text:style-name="Source_20_Text"><text:span text:style-name="T8">: </text:span></text:span><text:span text:style-name="Source_20_Text"><text:span text:style-name="T10">LRUCache, </text:span></text:span><text:span text:style-name="Source_20_Text"><text:span text:style-name="T11">CacheBackup</text:span></text:span><text:span text:style-name="Source_20_Text"><text:span text:style-name="T12">,</text:span></text:span></text:p>
            </text:list-item>
          </text:list>
        </text:list-item>
        <text:list-item>
          <text:p text:style-name="P9"><text:span text:style-name="Source_20_Text"><text:span text:style-name="T39">refining with hierarchy</text:span></text:span></text:p>
          <text:list>
            <text:list-item>
              <text:p text:style-name="P10"><text:span text:style-name="Source_20_Text"><text:span text:style-name="T18">Not a use case of inheritance,</text:span></text:span></text:p>
            </text:list-item>
          </text:list>
        </text:list-item>
        <text:list-item>
          <text:p text:style-name="P9"><text:span text:style-name="Source_20_Text"><text:span text:style-name="T39">identifying interactions among objects</text:span></text:span></text:p>
          <text:list>
            <text:list-item>
              <text:p text:style-name="P11"><text:span text:style-name="Source_20_Text"><text:span text:style-name="T10">LRUCache </text:span></text:span><text:span text:style-name="Source_20_Text"><text:span text:style-name="T13">inserts key-value pair in Cache </text:span></text:span><text:span text:style-name="Source_20_Text"><text:span text:style-name="T14">(HashMap)</text:span></text:span><text:span text:style-name="Source_20_Text"><text:span text:style-name="T13"> and </text:span></text:span><text:span text:style-name="Source_20_Text"><text:span text:style-name="T14">it also inserts key-value pair in </text:span></text:span><text:span text:style-name="Source_20_Text"><text:span text:style-name="T13">DLL at the end </text:span></text:span><text:span text:style-name="Source_20_Text"><text:span text:style-name="T15">as most-recently-used element</text:span></text:span><text:span text:style-name="Source_20_Text"><text:span text:style-name="T13">,</text:span></text:span></text:p>
            </text:list-item>
            <text:list-item>
              <text:p text:style-name="P12"><text:span text:style-name="Source_20_Text"><text:span text:style-name="T10">LRUCache </text:span></text:span><text:span text:style-name="Source_20_Text"><text:span text:style-name="T13">retrievs value for the key from Cache and </text:span></text:span><text:span text:style-name="Source_20_Text"><text:span text:style-name="T16">put this key-value pair at the end of the DLL </text:span></text:span><text:span text:style-name="Source_20_Text"><text:span text:style-name="T17">as most-recently-used element</text:span></text:span><text:span text:style-name="Source_20_Text"><text:span text:style-name="T16">,</text:span></text:span></text:p>
            </text:list-item>
          </text:list>
        </text:list-item>
        <text:list-item>
          <text:p text:style-name="P2"><text:span text:style-name="Source_20_Text"><text:span text:style-name="T39">identifying attributes </text:span></text:span><text:span text:style-name="Source_20_Text"><text:span text:style-name="T40">and methods of class and create class diagram</text:span></text:span></text:p>
        </text:list-item>
        <text:list-item>
          <text:p text:style-name="P13"><text:span text:style-name="Source_20_Text"><text:span text:style-name="T41">implement the class diagram:</text:span></text:span></text:p>
          <text:p text:style-name="P14"><text:a xlink:type="simple" xlink:href="https://github.com/priyadarshi608/Rubbish/tree/master/LRUCache" text:style-name="Internet_20_link" text:visited-style-name="Visited_20_Internet_20_Link"><text:span text:style-name="Source_20_Text"><text:span text:style-name="T23">https://github.com/priyadarshi608/Rubbish/tree/master/LRUCache</text:span></text:span></text:a></text:p>
        </text:list-item>
        <text:list-item>
          <text:p text:style-name="P14"><text:span text:style-name="Source_20_Text"><text:span text:style-name="T42">Follow up questions:</text:span></text:span></text:p>
        </text:list-item>
        <text:list-item>
          <text:p text:style-name="P14"><text:span text:style-name="Source_20_Text"><text:span text:style-name="T22">a</text:span></text:span></text:p>
        </text:list-item>
      </text:list>
      <text:p text:style-name="P1"><text:span text:style-name="Source_20_Text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8-13T18:46:04.992204764</dc:date>
    <meta:editing-duration>P11DT16H49M57S</meta:editing-duration>
    <meta:editing-cycles>1135</meta:editing-cycles>
    <meta:document-statistic meta:table-count="0" meta:image-count="0" meta:object-count="0" meta:page-count="1" meta:paragraph-count="22" meta:word-count="187" meta:character-count="1123" meta:non-whitespace-character-count="979"/>
  </office:meta>
</office:document-meta>
</file>